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7" office:value-type="string" calcext:value-type="string">
            <text:p>PATAMAR GRAND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7" office:value-type="string" calcext:value-type="string">
            <text:p>Largura</text:p>
          </table:table-cell>
          <table:table-cell table:style-name="ce7" office:value-type="string" calcext:value-type="string">
            <text:p>Erro</text:p>
          </table:table-cell>
          <table:table-cell/>
        </table:table-row>
        <table:table-row table:style-name="ro1">
          <table:table-cell table:number-columns-repeated="3"/>
          <table:table-cell table:formula="of:=(656.7+670.6)/2" office:value-type="float" office:value="663.65" calcext:value-type="float">
            <text:p>663.65</text:p>
          </table:table-cell>
          <table:table-cell table:formula="of:=(0.05478+0.1211)" office:value-type="float" office:value="0.17588" calcext:value-type="float">
            <text:p>0.17588</text:p>
          </table:table-cell>
          <table:table-cell table:formula="of:=(719.8+730.4)/2" office:value-type="float" office:value="725.1" calcext:value-type="float">
            <text:p>725.1</text:p>
          </table:table-cell>
          <table:table-cell table:formula="of:=(0.03756+0.03348)/2" office:value-type="float" office:value="0.03552" calcext:value-type="float">
            <text:p>0.03552</text:p>
          </table:table-cell>
          <table:table-cell table:style-name="ce7" table:formula="of:=[.F3]-[.D3]" office:value-type="float" office:value="61.4499999999998" calcext:value-type="float">
            <text:p>61.45</text:p>
          </table:table-cell>
          <table:table-cell table:style-name="ce7" table:formula="of:=[.G3]+[.E3]" office:value-type="float" office:value="0.2114" calcext:value-type="float">
            <text:p>0.2114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E = a*c + 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style-name="ce8" office:value-type="float" office:value="0.002307" calcext:value-type="float">
            <text:p>0.002307</text:p>
          </table:table-cell>
          <table:table-cell table:style-name="ce8"/>
          <table:table-cell office:value-type="string" calcext:value-type="string">
            <text:p>DeltaE</text:p>
          </table:table-cell>
          <table:table-cell table:formula="of:=[.H3]*[.B8]+[.B9]" office:value-type="float" office:value="0.21860515" calcext:value-type="float">
            <text:p>0.21860515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E8]*10^5/[.E9]" office:value-type="float" office:value="295.280695711566" calcext:value-type="float">
            <text:p>295.2806957116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8" office:value-type="float" office:value="0.07684" calcext:value-type="float">
            <text:p>0.07684</text:p>
          </table:table-cell>
          <table:table-cell table:style-name="ce8"/>
          <table:table-cell office:value-type="string" calcext:value-type="string">
            <text:p>S Indio</text:p>
          </table:table-cell>
          <table:table-cell table:formula="of:=([.E10]*37.75-39.77/COS(2.8798))" office:value-type="float" office:value="74.0329974748963" calcext:value-type="float">
            <text:p>74.0329974749</text:p>
          </table:table-cell>
          <table:table-cell office:value-type="string" calcext:value-type="string">
            <text:p>ev/Angstr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 indio</text:p>
          </table:table-cell>
          <table:table-cell office:value-type="float" office:value="0.870467233706754" calcext:value-type="float">
            <text:p>0.870467233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>
            <text:p>PATAMAR PEQUENO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7" office:value-type="string" calcext:value-type="string">
            <text:p>Largura</text:p>
          </table:table-cell>
          <table:table-cell table:style-name="ce7" office:value-type="string" calcext:value-type="string">
            <text:p>Erro</text:p>
          </table:table-cell>
          <table:table-cell/>
        </table:table-row>
        <table:table-row table:style-name="ro1">
          <table:table-cell table:number-columns-repeated="3"/>
          <table:table-cell table:formula="of:=(429.5+446.7)/2" office:value-type="float" office:value="438.1" calcext:value-type="float">
            <text:p>438.1</text:p>
          </table:table-cell>
          <table:table-cell table:formula="of:=(0.05478+0.1211)" office:value-type="float" office:value="0.17588" calcext:value-type="float">
            <text:p>0.17588</text:p>
          </table:table-cell>
          <table:table-cell table:formula="of:=(492+497.9)/2" office:value-type="float" office:value="494.95" calcext:value-type="float">
            <text:p>494.95</text:p>
          </table:table-cell>
          <table:table-cell table:formula="of:=(0.03756+0.03348)/2" office:value-type="float" office:value="0.03552" calcext:value-type="float">
            <text:p>0.03552</text:p>
          </table:table-cell>
          <table:table-cell table:style-name="ce7" table:formula="of:=[.F15]-[.D15]" office:value-type="float" office:value="56.85" calcext:value-type="float">
            <text:p>56.85</text:p>
          </table:table-cell>
          <table:table-cell table:style-name="ce7" table:formula="of:=[.G15]+[.E15]" office:value-type="float" office:value="0.2114" calcext:value-type="float">
            <text:p>0.2114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ltaE</text:p>
          </table:table-cell>
          <table:table-cell table:formula="of:=[.H15]*[.B8]+[.B9]" office:value-type="float" office:value="0.20799295" calcext:value-type="float">
            <text:p>0.20799295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E20]*10^5/[.E21]" office:value-type="float" office:value="501.765507763506" calcext:value-type="float">
            <text:p>501.7655077635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 enxofre</text:p>
          </table:table-cell>
          <table:table-cell table:formula="of:=([.E22]*21.5-27.41/COS(2.8798))" office:value-type="float" office:value="41.4522215620353" calcext:value-type="float">
            <text:p>41.452221562</text:p>
          </table:table-cell>
          <table:table-cell office:value-type="string" calcext:value-type="string">
            <text:p>ev/Angstr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 enxofre</text:p>
          </table:table-cell>
          <table:table-cell office:value-type="float" office:value="0.608155937688854" calcext:value-type="float">
            <text:p>0.6081559377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3"/>
          <table:table-cell table:style-name="ce3" office:value-type="string" calcext:value-type="string">
            <text:p>carga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Z1</text:p>
          </table:table-cell>
          <table:table-cell table:style-name="ce3" office:value-type="string" calcext:value-type="string">
            <text:p>Z2</text:p>
          </table:table-cell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igma MERDA</text:p>
          </table:table-cell>
          <table:table-cell table:style-name="ce3" office:value-type="string" calcext:value-type="string">
            <text:p>Racios</text:p>
          </table:table-cell>
          <table:table-cell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8.8058" calcext:value-type="float">
            <text:p>18.81</text:p>
          </table:table-cell>
          <table:table-cell office:value-type="float" office:value="2" calcext:value-type="float">
            <text:p>2</text:p>
          </table:table-cell>
          <table:table-cell table:formula="of:=([.D3]*[.E3]*[.B3]^2/[.H3]/4)^2*( (1-([.F3]/[.G3]*SIN([.C3]))^2  )^0.5   + COS([.C3]) )^2*4/SIN([.C3])^4/(1-([.F3]/[.G3]*SIN([.C3]))^2 )^0.5" office:value-type="float" office:value="4.79078197560124" calcext:value-type="float">
            <text:p>4.7907819756</text:p>
          </table:table-cell>
          <table:table-cell table:formula="of:=[.I4]/[.I3]" office:value-type="float" office:value="3.35165927451593" calcext:value-type="float">
            <text:p>3.3516592745</text:p>
          </table:table-cell>
          <table:table-cell office:value-type="string" calcext:value-type="string">
            <text:p>S/F</text:p>
          </table:table-cell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1.8114" calcext:value-type="float">
            <text:p>31.81</text:p>
          </table:table-cell>
          <table:table-cell office:value-type="float" office:value="2" calcext:value-type="float">
            <text:p>2</text:p>
          </table:table-cell>
          <table:table-cell table:formula="of:=([.D4]*[.E4]*[.B4]^2/[.H4]/4)^2*( (1-([.F4]/[.G4]*SIN([.C4]))^2  )^0.5   + COS([.C4]) )^2*4/SIN([.C4])^4/(1-([.F4]/[.G4]*SIN([.C4]))^2 )^0.5" office:value-type="float" office:value="16.0570688407077" calcext:value-type="float">
            <text:p>16.0570688407</text:p>
          </table:table-cell>
          <table:table-cell table:formula="of:=[.I5]/[.I4]" office:value-type="float" office:value="9.64911323376735" calcext:value-type="float">
            <text:p>9.6491132338</text:p>
          </table:table-cell>
          <table:table-cell office:value-type="string" calcext:value-type="string">
            <text:p>In/S</text:p>
          </table:table-cell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13.476" calcext:value-type="float">
            <text:p>113.48</text:p>
          </table:table-cell>
          <table:table-cell office:value-type="float" office:value="2" calcext:value-type="float">
            <text:p>2</text:p>
          </table:table-cell>
          <table:table-cell table:formula="of:=([.D5]*[.E5]*[.B5]^2/[.H5]/4)^2*( (1-([.F5]/[.G5]*SIN([.C5]))^2  )^0.5   + COS([.C5]) )^2*4/SIN([.C5])^4/(1-([.F5]/[.G5]*SIN([.C5]))^2 )^0.5" office:value-type="float" office:value="154.936475446386" calcext:value-type="float">
            <text:p>154.9364754464</text:p>
          </table:table-cell>
          <table:table-cell table:formula="of:=[.I5]/[.I3]" office:value-type="float" office:value="32.3405398608108" calcext:value-type="float">
            <text:p>32.3405398608</text:p>
          </table:table-cell>
          <table:table-cell office:value-type="string" calcext:value-type="string">
            <text:p>In/F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style-name="ce5" office:value-type="string" calcext:value-type="string">
            <text:p>Estequeometria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/F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23:41:36.958835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23:43:01.531202899</dc:date>
    <meta:generator>LibreOffice/4.2.8.2$Linux_X86_64 LibreOffice_project/420m0$Build-2</meta:generator>
    <meta:editing-duration>PT5H3M34S</meta:editing-duration>
    <meta:editing-cycles>25</meta:editing-cycles>
    <meta:document-statistic meta:table-count="2" meta:cell-count="97" meta:object-count="0"/>
  </office:meta>
</office:document-meta>
</file>